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59.99mm" svg:height="89.99mm" svg:x="91.1mm" svg:y="15.34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1.64mm" svg:y="12.15mm">
            <loext:p draw:notify-on-update-of-ranges="utility.A1:utility.A24 utility.B1:utility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.35069764786" calcext:value-type="float">
            <text:p>550,350697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.471722282272" calcext:value-type="float">
            <text:p>460,471722282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.065128875648" calcext:value-type="float">
            <text:p>467,065128875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6.501247943328" calcext:value-type="float">
            <text:p>556,501247943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9.504816046669" calcext:value-type="float">
            <text:p>709,504816046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2.468553113033" calcext:value-type="float">
            <text:p>902,46855311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9.06195923232" calcext:value-type="float">
            <text:p>1109,061959232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2.02569107337" calcext:value-type="float">
            <text:p>1302,025691073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.0292006473" calcext:value-type="float">
            <text:p>1455,029200647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.46466934098" calcext:value-type="float">
            <text:p>1544,46466934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1.05084894584" calcext:value-type="float">
            <text:p>1551,050848945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1.09149875685" calcext:value-type="float">
            <text:p>1461,091498756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6.78256453259" calcext:value-type="float">
            <text:p>1266,782564532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7.839649837913" calcext:value-type="float">
            <text:p>977,839649837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9.894342401826" calcext:value-type="float">
            <text:p>779,89434240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7.659325081794" calcext:value-type="float">
            <text:p>697,65932508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0.479648109345" calcext:value-type="float">
            <text:p>690,4796481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4.109317593717" calcext:value-type="float">
            <text:p>704,109317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4.109317593717" calcext:value-type="float">
            <text:p>704,109317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5.793149675378" calcext:value-type="float">
            <text:p>725,793149675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0.810373871175" calcext:value-type="float">
            <text:p>720,810373871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2.032588247629" calcext:value-type="float">
            <text:p>662,0325882476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6.944763917983" calcext:value-type="float">
            <text:p>486,94476391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6:17.569402275</dc:date>
    <meta:editing-duration>PT44S</meta:editing-duration>
    <meta:editing-cycles>1</meta:editing-cycles>
    <meta:document-statistic meta:table-count="1" meta:cell-count="144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utility.A1:utility.A24 utility.C1:utility.F24" svg:x="0.32cm" svg:y="0.18cm" svg:width="12.508cm" svg:height="8.64cm">
          <chartooo:coordinate-region svg:x="1.047cm" svg:y="0.379cm" svg:width="11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utility.A1:utility.B24" svg:x="0.32cm" svg:y="0.18cm" svg:width="12.508cm" svg:height="8.64cm">
          <chartooo:coordinate-region svg:x="1.127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550.35069764786">
                <text:p>550.35069764786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60.471722282272">
                <text:p>460.471722282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67.065128875648">
                <text:p>467.06512887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56.501247943328">
                <text:p>556.501247943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09.504816046669">
                <text:p>709.50481604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02.468553113033">
                <text:p>902.46855311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09.06195923232">
                <text:p>1109.06195923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02.02569107337">
                <text:p>1302.02569107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55.0292006473">
                <text:p>1455.0292006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44.46466934098">
                <text:p>1544.46466934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51.05084894584">
                <text:p>1551.05084894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61.09149875685">
                <text:p>1461.09149875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66.78256453259">
                <text:p>1266.78256453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77.839649837913">
                <text:p>977.839649837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79.894342401826">
                <text:p>779.894342401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97.659325081794">
                <text:p>697.659325081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90.479648109345">
                <text:p>690.4796481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04.109317593717">
                <text:p>704.109317593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04.109317593717">
                <text:p>704.109317593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25.793149675378">
                <text:p>725.793149675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20.810373871175">
                <text:p>720.810373871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62.032588247629">
                <text:p>662.032588247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86.944763917983">
                <text:p>486.944763917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